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58cm" svg:height="4.572cm" svg:x="1.508cm" svg:y="1.508cm">
          <text:p text:style-name="P1">Atmosphere</text:p>
          <text:p text:style-name="P1">A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" draw:id="id2" draw:layer="layout" svg:width="2.794cm" svg:height="1.27cm" svg:x="10.271cm" svg:y="1.381cm">
          <text:p text:style-name="P1">Pull [M]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366cm" svg:y1="3.794cm" svg:x2="10.271cm" svg:y2="2.016cm" draw:start-shape="id1" draw:start-glue-point="7" draw:end-shape="id2" draw:end-glue-point="5" svg:d="m8366 3794h953v-1778h952" svg:viewBox="0 0 1906 1779">
          <text:p/>
        </draw:connector>
        <draw:custom-shape draw:style-name="gr1" draw:text-style-name="P1" xml:id="id3" draw:id="id3" draw:layer="layout" svg:width="1.524cm" svg:height="1.905cm" svg:x="13.954cm" svg:y="2.524cm">
          <text:p text:style-name="P1">[M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3.065cm" svg:y1="2.016cm" svg:x2="14.716cm" svg:y2="2.524cm" draw:start-shape="id2" draw:start-glue-point="7" draw:end-shape="id3" draw:end-glue-point="5" svg:d="m13065 2016h1651v508" svg:viewBox="0 0 1652 509">
          <text:p/>
        </draw:connector>
        <draw:custom-shape draw:style-name="gr1" draw:text-style-name="P1" xml:id="id4" draw:id="id4" draw:layer="layout" svg:width="5.334cm" svg:height="1.397cm" svg:x="12.049cm" svg:y="5.318cm">
          <text:p text:style-name="P1">Mass Cyclome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716cm" svg:y1="4.429cm" svg:x2="14.716cm" svg:y2="5.318cm" draw:start-shape="id3" draw:start-glue-point="8" draw:end-shape="id4" draw:end-glue-point="4" svg:d="m14716 4429v889" svg:viewBox="0 0 1 890">
          <text:p/>
        </draw:connector>
        <draw:custom-shape draw:style-name="gr1" draw:text-style-name="P1" xml:id="id6" draw:id="id6" draw:layer="layout" svg:width="1.524cm" svg:height="1.905cm" svg:x="10.271cm" svg:y="8.62cm">
          <text:p text:style-name="P1">[N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1.524cm" svg:height="1.905cm" svg:x="12.43cm" svg:y="8.62cm">
          <text:p text:style-name="P1">[O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7" draw:id="id7" draw:layer="layout" svg:width="1.651cm" svg:height="1.905cm" svg:x="14.462cm" svg:y="8.62cm">
          <text:p text:style-name="P1">[C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1.651cm" svg:height="1.905cm" svg:x="16.875cm" svg:y="8.62cm">
          <text:p text:style-name="P1">[T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4.716cm" svg:y1="6.715cm" svg:x2="13.344cm" svg:y2="8.62cm" draw:start-shape="id4" draw:start-glue-point="6" draw:end-shape="id5" draw:end-glue-point="4" svg:d="m14716 6715v952h-1372v953" svg:viewBox="0 0 1373 1906">
          <text:p/>
        </draw:connector>
        <draw:connector draw:style-name="gr2" draw:text-style-name="P1" draw:layer="layout" svg:x1="14.716cm" svg:y1="6.715cm" svg:x2="11.185cm" svg:y2="8.62cm" draw:start-shape="id4" draw:start-glue-point="6" draw:end-shape="id6" draw:end-glue-point="4" svg:d="m14716 6715v952h-3531v953" svg:viewBox="0 0 3532 1906">
          <text:p/>
        </draw:connector>
        <draw:connector draw:style-name="gr2" draw:text-style-name="P1" draw:layer="layout" svg:x1="14.716cm" svg:y1="6.715cm" svg:x2="15.453cm" svg:y2="8.62cm" draw:start-shape="id4" draw:start-glue-point="6" draw:end-shape="id7" draw:end-glue-point="4" svg:d="m14716 6715v952h737v953" svg:viewBox="0 0 738 1906">
          <text:p/>
        </draw:connector>
        <draw:connector draw:style-name="gr2" draw:text-style-name="P1" draw:layer="layout" svg:x1="14.716cm" svg:y1="6.715cm" svg:x2="17.866cm" svg:y2="8.62cm" draw:start-shape="id4" draw:start-glue-point="6" draw:end-shape="id8" draw:end-glue-point="4" svg:d="m14716 6715v952h3150v953" svg:viewBox="0 0 3151 1906">
          <text:p/>
        </draw:connector>
        <draw:custom-shape draw:style-name="gr1" draw:text-style-name="P1" xml:id="id9" draw:id="id9" draw:layer="layout" svg:width="5.08cm" svg:height="3.048cm" svg:x="14.589cm" svg:y="22.971cm">
          <text:p text:style-name="P1">Space</text:p>
          <text:p text:style-name="P1">A5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8.358cm" svg:y1="9.573cm" svg:x2="19.669cm" svg:y2="24.495cm" draw:start-shape="id8" draw:start-glue-point="9" draw:end-shape="id9" draw:end-glue-point="7" svg:d="m18358 9573h1813v14922h-502" svg:viewBox="0 0 1814 14923">
          <text:p/>
        </draw:connector>
        <draw:custom-shape draw:style-name="gr1" draw:text-style-name="P2" xml:id="id10" draw:id="id10" draw:layer="layout" svg:width="3.556cm" svg:height="3.556cm" svg:x="15.986cm" svg:y="12.049cm">
          <text:p text:style-name="P2"><text:span text:style-name="T1">Space in</text:span></text:p>
          <text:p text:style-name="P2"><text:span text:style-name="T1">CO2 Tank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8" draw:id="id18" draw:layer="layout" svg:width="3.429cm" svg:height="2.159cm" svg:x="7.477cm" svg:y="11.414cm">
          <text:p text:style-name="P1">Oxygen</text:p>
          <text:p text:style-name="P1">Tank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3.429cm" svg:height="2.159cm" svg:x="0.873cm" svg:y="11.414cm">
          <text:p text:style-name="P1">Nitrogen</text:p>
          <text:p text:style-name="P1">Tank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5.119cm" svg:y1="10.525cm" svg:x2="17.764cm" svg:y2="12.049cm" draw:start-shape="id7" draw:start-glue-point="7" draw:end-shape="id10" draw:end-glue-point="4" svg:d="m15119 10525v762h2645v762" svg:viewBox="0 0 2646 1525">
          <text:p/>
        </draw:connector>
        <draw:custom-shape draw:style-name="gr1" draw:text-style-name="P1" xml:id="id11" draw:id="id11" draw:layer="layout" svg:width="1.27cm" svg:height="1.016cm" svg:x="17.129cm" svg:y="16.367cm">
          <text:p text:style-name="P1">N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764cm" svg:y1="15.605cm" svg:x2="17.764cm" svg:y2="16.367cm" draw:start-shape="id10" draw:start-glue-point="6" draw:end-shape="id11" draw:end-glue-point="4" svg:d="m17764 15605v762" svg:viewBox="0 0 1 763">
          <text:p/>
        </draw:connector>
        <draw:connector draw:style-name="gr2" draw:text-style-name="P1" draw:layer="layout" svg:x1="17.764cm" svg:y1="17.383cm" svg:x2="17.764cm" svg:y2="18.653cm" draw:start-shape="id11" draw:start-glue-point="6" draw:end-shape="id12" draw:end-glue-point="4" svg:d="m17764 17383v1270" svg:viewBox="0 0 1 1271">
          <text:p/>
        </draw:connector>
        <draw:custom-shape draw:style-name="gr1" draw:text-style-name="P1" xml:id="id13" draw:id="id13" draw:layer="layout" svg:width="1.397cm" svg:height="1.016cm" svg:x="13.954cm" svg:y="14.335cm">
          <text:p text:style-name="P1">Y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986cm" svg:y1="13.827cm" svg:x2="14.653cm" svg:y2="14.335cm" draw:start-shape="id10" draw:start-glue-point="5" draw:end-shape="id13" draw:end-glue-point="4" svg:d="m15986 13827h-1333v508" svg:viewBox="0 0 1334 509">
          <text:p/>
        </draw:connector>
        <draw:custom-shape draw:style-name="gr1" draw:text-style-name="P2" xml:id="id14" draw:id="id14" draw:layer="layout" svg:width="1.143cm" svg:height="2.286cm" svg:x="14.081cm" svg:y="16.24cm">
          <text:p text:style-name="P2"><text:span text:style-name="T1">Sep</text:span></text:p>
          <text:p text:style-name="P2"><text:span text:style-name="T1">[C1]</text:span></text:p>
          <text:p text:style-name="P2"><text:span text:style-name="T1">and</text:span></text:p>
          <text:p text:style-name="P2"><text:span text:style-name="T1">[C2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653cm" svg:y1="15.351cm" svg:x2="14.653cm" svg:y2="16.24cm" draw:start-shape="id13" draw:start-glue-point="6" draw:end-shape="id14" draw:end-glue-point="4" svg:d="m14653 15351v889" svg:viewBox="0 0 1 890">
          <text:p/>
        </draw:connector>
        <draw:custom-shape draw:style-name="gr1" draw:text-style-name="P1" xml:id="id15" draw:id="id15" draw:layer="layout" svg:width="1.651cm" svg:height="1.905cm" svg:x="13.827cm" svg:y="19.415cm">
          <text:p text:style-name="P1">[C2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2" draw:id="id12" draw:layer="layout" svg:width="2.54cm" svg:height="2.667cm" svg:x="16.494cm" svg:y="18.653cm">
          <text:p text:style-name="P1"><text:span text:style-name="T1">Remove</text:span></text:p>
          <text:p text:style-name="P1"><text:span text:style-name="T1">CO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653cm" svg:y1="18.526cm" svg:x2="14.653cm" svg:y2="19.415cm" draw:start-shape="id14" draw:start-glue-point="6" draw:end-shape="id15" draw:end-glue-point="5" svg:d="m14653 18526v889" svg:viewBox="0 0 1 890">
          <text:p/>
        </draw:connector>
        <draw:connector draw:style-name="gr2" draw:text-style-name="P1" draw:layer="layout" svg:x1="15.31cm" svg:y1="20.368cm" svg:x2="16.494cm" svg:y2="19.987cm" draw:start-shape="id15" draw:start-glue-point="9" draw:end-shape="id12" draw:end-glue-point="5" svg:d="m15310 20368h676v-381h508" svg:viewBox="0 0 1185 382">
          <text:p/>
        </draw:connector>
        <draw:custom-shape draw:style-name="gr1" draw:text-style-name="P1" xml:id="id16" draw:id="id16" draw:layer="layout" svg:width="1.651cm" svg:height="1.905cm" svg:x="11.414cm" svg:y="17.256cm">
          <text:p text:style-name="P1">[C1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4.081cm" svg:y1="17.383cm" svg:x2="12.897cm" svg:y2="18.209cm" draw:start-shape="id14" draw:start-glue-point="5" draw:end-shape="id16" draw:end-glue-point="9" svg:d="m14081 17383h-508v826h-676" svg:viewBox="0 0 1185 827">
          <text:p/>
        </draw:connector>
        <draw:connector draw:style-name="gr2" draw:text-style-name="P1" draw:layer="layout" svg:x1="12.24cm" svg:y1="17.256cm" svg:x2="12.24cm" svg:y2="15.859cm" draw:start-shape="id16" draw:start-glue-point="5" draw:end-shape="id17" draw:end-glue-point="6" svg:d="m12240 17256v-1397" svg:viewBox="0 0 1 1398">
          <text:p/>
        </draw:connector>
        <draw:connector draw:style-name="gr2" draw:text-style-name="P1" draw:layer="layout" svg:x1="17.764cm" svg:y1="21.32cm" svg:x2="17.129cm" svg:y2="22.971cm" draw:start-shape="id12" draw:start-glue-point="6" draw:end-shape="id9" draw:end-glue-point="4" svg:d="m17764 21320v826h-635v825" svg:viewBox="0 0 636 1652">
          <text:p/>
        </draw:connector>
        <draw:connector draw:style-name="gr2" draw:text-style-name="P1" draw:layer="layout" svg:x1="12.24cm" svg:y1="13.573cm" svg:x2="10.906cm" svg:y2="12.494cm" draw:start-shape="id17" draw:start-glue-point="4" draw:end-shape="id18" draw:end-glue-point="7" svg:d="m12240 13573v-1079h-1334" svg:viewBox="0 0 1335 1080">
          <text:p/>
        </draw:connector>
        <draw:custom-shape draw:style-name="gr1" draw:text-style-name="P1" xml:id="id17" draw:id="id17" draw:layer="layout" svg:width="2.159cm" svg:height="2.286cm" svg:x="11.16cm" svg:y="13.573cm">
          <text:p text:style-name="P1">CO2</text:p>
          <text:p text:style-name="P1">Scrub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8:14:37</meta:creation-date>
    <dc:date>2013-07-09T18:33:09</dc:date>
    <meta:editing-duration>PT5M2S</meta:editing-duration>
    <meta:editing-cycles>2</meta:editing-cycles>
    <meta:generator>LibreOffice/4.0.2.2$MacOSX_x86 LibreOffice_project/4c82dcdd6efcd48b1d8bba66bfe1989deee49c3</meta:generator>
    <meta:document-statistic meta:object-count="38"/>
  </office:meta>
</office:document-meta>
</file>